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3.45pt"/>
    </style:style>
    <style:style style:name="co2" style:family="table-column">
      <style:table-column-properties fo:break-before="auto" style:column-width="1193.4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7.01pt" fo:break-before="auto" style:use-optimal-row-height="tru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PageStyle_5f_workload_20_1">
      <style:table-properties table:display="true" style:writing-mode="lr-tb"/>
    </style:style>
    <style:style style:name="ta2" style:family="table" style:master-page-name="PageStyle_5f_workload_20_2">
      <style:table-properties table:display="true" style:writing-mode="lr-tb"/>
    </style:style>
    <style:style style:name="ta3" style:family="table" style:master-page-name="PageStyle_5f_workload_20_3">
      <style:table-properties table:display="true" style:writing-mode="lr-tb"/>
    </style:style>
    <style:style style:name="ta4" style:family="table" style:master-page-name="PageStyle_5f_README">
      <style:table-properties table:display="true" style:writing-mode="lr-tb"/>
    </style:style>
    <style:style style:name="ce1" style:family="table-cell" style:parent-style-name="Default">
      <style:table-cell-properties fo:padding="2.01pt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padding="2.01pt"/>
    </style:style>
    <style:style style:name="ce3" style:family="table-cell" style:parent-style-name="Default" style:data-style-name="N0">
      <style:table-cell-properties fo:padding="2.01pt"/>
    </style:style>
    <style:style style:name="gr1" style:family="graphic">
      <style:graphic-properties draw:textarea-horizontal-align="justify" draw:textarea-vertical-align="middle" fo:padding-top="1.59pt" fo:padding-bottom="1.59pt" fo:padding-left="1.59pt" fo:padding-right="1.59pt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workload 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und robi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style-name="ce2" office:value-type="string" calcext:value-type="string">
            <text:p><text:s/></text:p>
            <draw:frame table:end-cell-address="'workload 1'.L16" table:end-x="43.77pt" table:end-y="3pt" draw:z-index="0" draw:name="Chart 1" draw:style-name="gr1" draw:text-style-name="P1" svg:width="462.3pt" svg:height="216pt" svg:x="82.18pt" svg:y="0pt">
              <loext:p draw:notify-on-update-of-ranges="'workload 1'.B2:'workload 1'.E2 'workload 1'.A3:'workload 1'.A3 'workload 1'.B3:'workload 1'.E3 'workload 1'.A4:'workload 1'.A4 'workload 1'.B4:'workload 1'.E4 'workload 1'.A5:'workload 1'.A5 'workload 1'.B5:'workload 1'.E5 'workload 1'.A6:'workload 1'.A6 'workload 1'.B6:'workload 1'.E6 'workload 1'.A7:'workload 1'.A7 'workload 1'.B7:'workload 1'.E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4:.B7])" office:value-type="float" office:value="0" calcext:value-type="float">
            <text:p>0</text:p>
          </table:table-cell>
          <table:table-cell table:style-name="ce2" table:formula="of:=SUM([.C4:.C7])" office:value-type="float" office:value="651" calcext:value-type="float">
            <text:p>651</text:p>
          </table:table-cell>
          <table:table-cell table:style-name="ce2" table:formula="of:=SUM([.D4:.D7])" office:value-type="float" office:value="655" calcext:value-type="float">
            <text:p>655</text:p>
          </table:table-cell>
          <table:table-cell table:style-name="ce2" table:formula="of:=SUM([.E4:.E7])" office:value-type="float" office:value="659" calcext:value-type="float">
            <text:p>659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165" calcext:value-type="float">
            <text:p>165</text:p>
          </table:table-cell>
          <table:table-cell table:style-name="ce2" office:value-type="float" office:value="167" calcext:value-type="float">
            <text:p>16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2" calcext:value-type="float">
            <text:p>4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number-columns-repeated="4"/>
          <table:table-cell>
            <draw:frame table:end-cell-address="'workload 1'.L31" table:end-x="43.77pt" table:end-y="8.05pt" draw:z-index="1" draw:name="Chart 2" draw:style-name="gr1" draw:text-style-name="P1" svg:width="462.3pt" svg:height="216.03pt" svg:x="82.18pt" svg:y="0pt">
              <loext:p draw:notify-on-update-of-ranges="'workload 1'.B18:'workload 1'.E18 'workload 1'.A19:'workload 1'.A19 'workload 1'.B19:'workload 1'.E19 'workload 1'.A20:'workload 1'.A20 'workload 1'.B20:'workload 1'.E20 'workload 1'.A21:'workload 1'.A21 'workload 1'.B21:'workload 1'.E21 'workload 1'.A22:'workload 1'.A22 'workload 1'.B22:'workload 1'.E22 'workload 1'.A23:'workload 1'.A23 'workload 1'.B23:'workload 1'.E2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20:.B23])" office:value-type="float" office:value="0" calcext:value-type="float">
            <text:p>0</text:p>
          </table:table-cell>
          <table:table-cell table:style-name="ce2" table:formula="of:=SUM([.C20:.C23])" office:value-type="float" office:value="168" calcext:value-type="float">
            <text:p>168</text:p>
          </table:table-cell>
          <table:table-cell table:style-name="ce2" table:formula="of:=SUM([.D20:.D23])" office:value-type="float" office:value="332" calcext:value-type="float">
            <text:p>332</text:p>
          </table:table-cell>
          <table:table-cell table:style-name="ce2" table:formula="of:=SUM([.E20:.E23])" office:value-type="float" office:value="497" calcext:value-type="float">
            <text:p>4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66" calcext:value-type="float">
            <text:p>166</text:p>
          </table:table-cell>
          <table:table-cell table:number-columns-repeated="2" table:style-name="ce2" office:value-type="float" office:value="165" calcext:value-type="float">
            <text:p>16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67" calcext:value-type="float">
            <text:p>167</text:p>
          </table:table-cell>
          <table:table-cell table:style-name="ce2"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office:value-type="string" calcext:value-type="string">
            <text:p>CPU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load 2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und robi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style-name="ce2" office:value-type="string" calcext:value-type="string">
            <text:p><text:s/></text:p>
            <draw:frame table:end-cell-address="'workload 2'.L16" table:end-x="43.77pt" table:end-y="3pt" draw:z-index="0" draw:name="Chart 1" draw:style-name="gr1" draw:text-style-name="P1" svg:width="462.3pt" svg:height="216pt" svg:x="82.18pt" svg:y="0pt">
              <loext:p draw:notify-on-update-of-ranges="'workload 2'.B2:'workload 2'.E2 'workload 2'.A3:'workload 2'.A3 'workload 2'.B3:'workload 2'.E3 'workload 2'.A4:'workload 2'.A4 'workload 2'.B4:'workload 2'.E4 'workload 2'.A5:'workload 2'.A5 'workload 2'.B5:'workload 2'.E5 'workload 2'.A6:'workload 2'.A6 'workload 2'.B6:'workload 2'.E6 'workload 2'.A7:'workload 2'.A7 'workload 2'.B7:'workload 2'.E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total</text:p>
          </table:table-cell>
          <table:table-cell table:style-name="ce2" table:formula="of:=SUM([.B4:.B7])" office:value-type="float" office:value="2322" calcext:value-type="float">
            <text:p>2322</text:p>
          </table:table-cell>
          <table:table-cell table:style-name="ce2" table:formula="of:=SUM([.C4:.C7])" office:value-type="float" office:value="1110" calcext:value-type="float">
            <text:p>1110</text:p>
          </table:table-cell>
          <table:table-cell table:style-name="ce2" table:formula="of:=SUM([.D4:.D7])" office:value-type="float" office:value="1210" calcext:value-type="float">
            <text:p>1210</text:p>
          </table:table-cell>
          <table:table-cell table:style-name="ce2" table:formula="of:=SUM([.E4:.E7])" office:value-type="float" office:value="1310" calcext:value-type="float">
            <text:p>1310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2">
          <table:table-cell table:style-name="ce1" office:value-type="string" calcext:value-type="string">
            <text:p>user</text:p>
          </table:table-cell>
          <table:table-cell table:style-name="ce2" office:value-type="float" office:value="2318" calcext:value-type="float">
            <text:p>23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blocked</text:p>
          </table:table-cell>
          <table:table-cell table:style-name="ce2" office:value-type="float" office:value="0" calcext:value-type="float">
            <text:p>0</text:p>
          </table:table-cell>
          <table:table-cell table:style-name="ce3" office:value-type="float" office:value="1108" calcext:value-type="float">
            <text:p>1108</text:p>
          </table:table-cell>
          <table:table-cell table:style-name="ce3" office:value-type="float" office:value="1209" calcext:value-type="float">
            <text:p>1209</text:p>
          </table:table-cell>
          <table:table-cell table:style-name="ce3" office:value-type="float" office:value="1310" calcext:value-type="float">
            <text:p>131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read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style-name="ce1" office:value-type="string" calcext:value-type="string">
            <text:p>system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number-columns-repeated="4"/>
          <table:table-cell>
            <draw:frame table:end-cell-address="'workload 2'.L31" table:end-x="43.77pt" table:end-y="8.05pt" draw:z-index="1" draw:name="Chart 2" draw:style-name="gr1" draw:text-style-name="P1" svg:width="462.3pt" svg:height="216.03pt" svg:x="82.18pt" svg:y="-7.99pt">
              <loext:p draw:notify-on-update-of-ranges="'workload 2'.B18:'workload 2'.E18 'workload 2'.A19:'workload 2'.A19 'workload 2'.B19:'workload 2'.E19 'workload 2'.A20:'workload 2'.A20 'workload 2'.B20:'workload 2'.E20 'workload 2'.A21:'workload 2'.A21 'workload 2'.B21:'workload 2'.E21 'workload 2'.A22:'workload 2'.A22 'workload 2'.B22:'workload 2'.E22 'workload 2'.A23:'workload 2'.A23 'workload 2'.B23:'workload 2'.E23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20:.B23])" office:value-type="float" office:value="2322" calcext:value-type="float">
            <text:p>2322</text:p>
          </table:table-cell>
          <table:table-cell table:style-name="ce2" table:formula="of:=SUM([.C20:.C23])" office:value-type="float" office:value="1110" calcext:value-type="float">
            <text:p>1110</text:p>
          </table:table-cell>
          <table:table-cell table:style-name="ce2" table:formula="of:=SUM([.D20:.D23])" office:value-type="float" office:value="1210" calcext:value-type="float">
            <text:p>1210</text:p>
          </table:table-cell>
          <table:table-cell table:style-name="ce2" table:formula="of:=SUM([.E20:.E23])"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2318" calcext:value-type="float">
            <text:p>231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float" office:value="1209" calcext:value-type="float">
            <text:p>1209</text:p>
          </table:table-cell>
          <table:table-cell table:style-name="ce2" office:value-type="float" office:value="1310" calcext:value-type="float">
            <text:p>131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IO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load 3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round robin</text:p>
          </table:table-cell>
          <table:table-cell table:number-columns-repeated="1023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style-name="ce2" office:value-type="string" calcext:value-type="string">
            <text:p><text:s/></text:p>
            <draw:frame table:end-cell-address="'workload 3'.L16" table:end-x="43.77pt" table:end-y="3pt" draw:z-index="0" draw:name="Chart 1" draw:style-name="gr1" draw:text-style-name="P1" svg:width="462.3pt" svg:height="216pt" svg:x="82.18pt" svg:y="0pt">
              <loext:p draw:notify-on-update-of-ranges="'workload 3'.B2:'workload 3'.E2 'workload 3'.A3:'workload 3'.A3 'workload 3'.B3:'workload 3'.E3 'workload 3'.A4:'workload 3'.A4 'workload 3'.B4:'workload 3'.E4 'workload 3'.A5:'workload 3'.A5 'workload 3'.B5:'workload 3'.E5 'workload 3'.A6:'workload 3'.A6 'workload 3'.B6:'workload 3'.E6 'workload 3'.A7:'workload 3'.A7 'workload 3'.B7:'workload 3'.E7"/>
              <draw:object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4:.B7])" office:value-type="float" office:value="3090" calcext:value-type="float">
            <text:p>3090</text:p>
          </table:table-cell>
          <table:table-cell table:style-name="ce2" table:formula="of:=SUM([.C4:.C7])" office:value-type="float" office:value="20" calcext:value-type="float">
            <text:p>20</text:p>
          </table:table-cell>
          <table:table-cell table:style-name="ce2" table:formula="of:=SUM([.D4:.D7])" office:value-type="float" office:value="2039" calcext:value-type="float">
            <text:p>2039</text:p>
          </table:table-cell>
          <table:table-cell table:style-name="ce2" table:formula="of:=SUM([.E4:.E7])" office:value-type="float" office:value="3045" calcext:value-type="float">
            <text:p>3045</text:p>
          </table:table-cell>
          <table:table-cell/>
          <table:table-cell table:style-name="ce2" office:value-type="string" calcext:value-type="string">
            <text:p><text:s/>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3061" calcext:value-type="float">
            <text:p>3061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020" calcext:value-type="float">
            <text:p>3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1" calcext:value-type="float">
            <text:p>2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3">
          <table:table-cell table:style-name="ce1"/>
          <table:table-cell table:number-columns-repeated="1023"/>
        </table:table-row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fcfs</text:p>
          </table:table-cell>
          <table:table-cell table:number-columns-repeated="4"/>
          <table:table-cell>
            <draw:frame table:end-cell-address="'workload 3'.L31" table:end-x="43.77pt" table:end-y="8.05pt" draw:z-index="1" draw:name="Chart 2" draw:style-name="gr1" draw:text-style-name="P1" svg:width="462.3pt" svg:height="216.03pt" svg:x="82.18pt" svg:y="2.01pt">
              <loext:p draw:notify-on-update-of-ranges="'workload 3'.B18:'workload 3'.E18 'workload 3'.A19:'workload 3'.A19 'workload 3'.B19:'workload 3'.E19 'workload 3'.A20:'workload 3'.A20 'workload 3'.B20:'workload 3'.E20 'workload 3'.A21:'workload 3'.A21 'workload 3'.B21:'workload 3'.E21 'workload 3'.A22:'workload 3'.A22 'workload 3'.B22:'workload 3'.E22 'workload 3'.A23:'workload 3'.A23 'workload 3'.B23:'workload 3'.E23"/>
              <draw:object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style-name="ce1"/>
          <table:table-cell table:style-name="ce1" office:value-type="string" calcext:value-type="string">
            <text:p>idle</text:p>
          </table:table-cell>
          <table:table-cell table:style-name="ce1" office:value-type="string" calcext:value-type="string">
            <text:p>proc1</text:p>
          </table:table-cell>
          <table:table-cell table:style-name="ce1" office:value-type="string" calcext:value-type="string">
            <text:p>proc2</text:p>
          </table:table-cell>
          <table:table-cell table:style-name="ce1" office:value-type="string" calcext:value-type="string">
            <text:p>proc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2" table:formula="of:=SUM([.B20:.B23])" office:value-type="float" office:value="3088" calcext:value-type="float">
            <text:p>3088</text:p>
          </table:table-cell>
          <table:table-cell table:style-name="ce2" table:formula="of:=SUM([.C20:.C23])" office:value-type="float" office:value="20" calcext:value-type="float">
            <text:p>20</text:p>
          </table:table-cell>
          <table:table-cell table:style-name="ce2" table:formula="of:=SUM([.D20:.D23])" office:value-type="float" office:value="2037" calcext:value-type="float">
            <text:p>2037</text:p>
          </table:table-cell>
          <table:table-cell table:style-name="ce2" table:formula="of:=SUM([.E20:.E23])" office:value-type="float" office:value="3043" calcext:value-type="float">
            <text:p>304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ser</text:p>
          </table:table-cell>
          <table:table-cell table:style-name="ce2" office:value-type="float" office:value="3059" calcext:value-type="float">
            <text:p>3059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blocked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2017" calcext:value-type="float">
            <text:p>2017</text:p>
          </table:table-cell>
          <table:table-cell table:style-name="ce2" office:value-type="float" office:value="3020" calcext:value-type="float">
            <text:p>302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ready</text:p>
          </table:table-cell>
          <table:table-cell table:style-name="ce2" office:value-type="float" office:value="27" calcext:value-type="float">
            <text:p>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9" calcext:value-type="float">
            <text:p>1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ystem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MIX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ADME" table:style-name="ta4">
        <office:forms form:automatic-focus="false" form:apply-design-mode="false"/>
        <table:table-column table:style-name="co2" table:default-cell-style-name="ce2"/>
        <table:table-column table:style-name="co1" table:number-columns-repeated="1023" table:default-cell-style-name="Default"/>
        <table:table-row table:style-name="ro1">
          <table:table-cell office:value-type="string" calcext:value-type="string">
            <text:p>Cells corresponding to total ticsk are computed as the sum of the rest of the values for each proces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he values in the cells are examples, you should substitute all of them (except the value for total tick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your workloads haver more than 3 processes you can add more colum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f you execute more than 3 workloads you can add more sheets</text:p>
          </table:table-cell>
          <table:table-cell table:number-columns-repeated="102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€ </number:text>
      <number:number number:decimal-places="0" loext:min-decimal-places="0" number:min-integer-digits="1" number:grouping="true"/>
    </number:number-style>
    <number:number-style style:name="N121">
      <number:text>-€ 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€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2" loext:min-decimal-places="2" number:min-integer-digits="1" number:grouping="true"/>
    </number:number-style>
    <number:number-style style:name="N123">
      <number:text>-€ 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€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able-cell-properties fo:padding="2.01pt" style:rotation-align="none"/>
      <style:text-properties fo:color="#000000" style:font-name="Calibri" fo:font-family="Calibri" style:font-family-generic="swiss" style:font-pitch="variable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page-width="612pt" fo:page-height="792pt"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workload_20_1" style:display-name="PageStyle_workload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2" style:display-name="PageStyle_workload 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orkload_20_3" style:display-name="PageStyle_workload 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ADME" style:display-name="PageStyle_READM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3T15:53:56.318475493</dc:date>
    <meta:creation-date>2017-11-23T15:37:55.910294666</meta:creation-date>
    <meta:editing-duration>PT15M59S</meta:editing-duration>
    <meta:editing-cycles>4</meta:editing-cycles>
    <meta:generator>LibreOffice/5.1.4.2$Linux_x86 LibreOffice_project/10m0$Build-2</meta:generator>
    <meta:document-statistic meta:table-count="4" meta:cell-count="196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6.31cm" svg:height="7.621cm" xlink:href=".." xlink:type="simple" chart:class="chart:bar" chart:style-name="ch1">
        <chart:title svg:x="5.95cm" svg:y="0.275cm" chart:style-name="ch2">
          <text:p>round robin</text:p>
        </chart:title>
        <chart:legend svg:x="13.65cm" svg:y="2.964cm" style:legend-expansion="custom" chartooo:width="1.763cm" chartooo:height="3.492cm" style:legend-expansion-aspect-ratio="0.504868270332188" chart:style-name="ch3"/>
        <chart:plot-area chart:style-name="ch4" table:cell-range-address="'workload 1'.A2:'workload 1'.E7" chart:data-source-has-labels="both" svg:x="1.218cm" svg:y="1.239cm" svg:width="11.914cm" svg:height="5.677cm">
          <chartooo:coordinate-region svg:x="2.104cm" svg:y="1.439cm" svg:width="11.028cm" svg:height="4.98cm"/>
          <chart:axis chart:dimension="x" chart:name="primary-x" chart:style-name="ch5" chartooo:axis-type="auto">
            <chartooo:date-scale/>
            <chart:title svg:x="6.724cm" svg:y="6.786cm" chart:style-name="ch6">
              <text:p>processes</text:p>
            </chart:title>
            <chart:categories table:cell-range-address="'workload 1'.B2:'workload 1'.E2"/>
          </chart:axis>
          <chart:axis chart:dimension="y" chart:name="primary-y" chart:style-name="ch7">
            <chart:title svg:x="0.133cm" svg:y="3.228cm" chart:style-name="ch8">
              <text:p>ticiks</text:p>
            </chart:title>
            <chart:grid chart:style-name="ch9" chart:class="major"/>
          </chart:axis>
          <chart:series chart:style-name="ch10" chart:values-cell-range-address="'workload 1'.B3:'workload 1'.E3" chart:label-cell-address="'workload 1'.A3:'workload 1'.A3" chart:class="chart:bar">
            <chart:data-point chart:repeated="4"/>
          </chart:series>
          <chart:series chart:style-name="ch11" chart:values-cell-range-address="'workload 1'.B4:'workload 1'.E4" chart:label-cell-address="'workload 1'.A4:'workload 1'.A4" chart:class="chart:bar">
            <chart:data-point chart:repeated="4"/>
          </chart:series>
          <chart:series chart:style-name="ch12" chart:values-cell-range-address="'workload 1'.B5:'workload 1'.E5" chart:label-cell-address="'workload 1'.A5:'workload 1'.A5" chart:class="chart:bar">
            <chart:data-point chart:repeated="4"/>
          </chart:series>
          <chart:series chart:style-name="ch13" chart:values-cell-range-address="'workload 1'.B6:'workload 1'.E6" chart:label-cell-address="'workload 1'.A6:'workload 1'.A6" chart:class="chart:bar">
            <chart:data-point chart:repeated="4"/>
          </chart:series>
          <chart:series chart:style-name="ch14" chart:values-cell-range-address="'workload 1'.B7:'workload 1'.E7" chart:label-cell-address="'workload 1'.A7:'workload 1'.A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1'.B2:'workload 1'.E2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1'.A3:'workload 1'.A3</svg:desc>
                </draw:g>
              </table:table-cell>
              <table:table-cell office:value-type="float" office:value="0">
                <text:p>0</text:p>
                <draw:g>
                  <svg:desc>'workload 1'.B3:'workload 1'.E3</svg:desc>
                </draw:g>
              </table:table-cell>
              <table:table-cell office:value-type="float" office:value="651">
                <text:p>651</text:p>
              </table:table-cell>
              <table:table-cell office:value-type="float" office:value="655">
                <text:p>655</text:p>
              </table:table-cell>
              <table:table-cell office:value-type="float" office:value="659">
                <text:p>659</text:p>
              </table:table-cell>
            </table:table-row>
            <table:table-row>
              <table:table-cell office:value-type="string">
                <text:p>user</text:p>
                <draw:g>
                  <svg:desc>'workload 1'.A4:'workload 1'.A4</svg:desc>
                </draw:g>
              </table:table-cell>
              <table:table-cell office:value-type="float" office:value="0">
                <text:p>0</text:p>
                <draw:g>
                  <svg:desc>'workload 1'.B4:'workload 1'.E4</svg:desc>
                </draw:g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blocked</text:p>
                <draw:g>
                  <svg:desc>'workload 1'.A5:'workload 1'.A5</svg:desc>
                </draw:g>
              </table:table-cell>
              <table:table-cell office:value-type="float" office:value="0">
                <text:p>0</text:p>
                <draw:g>
                  <svg:desc>'workload 1'.B5:'workload 1'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  <draw:g>
                  <svg:desc>'workload 1'.A6:'workload 1'.A6</svg:desc>
                </draw:g>
              </table:table-cell>
              <table:table-cell office:value-type="float" office:value="0">
                <text:p>0</text:p>
                <draw:g>
                  <svg:desc>'workload 1'.B6:'workload 1'.E6</svg:desc>
                </draw:g>
              </table:table-cell>
              <table:table-cell office:value-type="float" office:value="486">
                <text:p>486</text:p>
              </table:table-cell>
              <table:table-cell office:value-type="float" office:value="490">
                <text:p>490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system</text:p>
                <draw:g>
                  <svg:desc>'workload 1'.A7:'workload 1'.A7</svg:desc>
                </draw:g>
              </table:table-cell>
              <table:table-cell office:value-type="float" office:value="0">
                <text:p>0</text:p>
                <draw:g>
                  <svg:desc>'workload 1'.B7:'workload 1'.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6.31cm" svg:height="7.622cm" xlink:href=".." xlink:type="simple" chart:class="chart:bar" chart:style-name="ch1">
        <chart:title svg:x="7.362cm" svg:y="0.275cm" chart:style-name="ch2">
          <text:p>fcfs</text:p>
        </chart:title>
        <chart:legend svg:x="13.65cm" svg:y="2.965cm" style:legend-expansion="custom" chartooo:width="1.763cm" chartooo:height="3.492cm" style:legend-expansion-aspect-ratio="0.504868270332188" chart:style-name="ch3"/>
        <chart:plot-area chart:style-name="ch4" table:cell-range-address="'workload 1'.A18:'workload 1'.E23" chart:data-source-has-labels="both" svg:x="1.262cm" svg:y="1.239cm" svg:width="11.87cm" svg:height="5.678cm">
          <chartooo:coordinate-region svg:x="2.148cm" svg:y="1.439cm" svg:width="10.984cm" svg:height="4.981cm"/>
          <chart:axis chart:dimension="x" chart:name="primary-x" chart:style-name="ch5" chartooo:axis-type="auto">
            <chartooo:date-scale/>
            <chart:title svg:x="6.632cm" svg:y="6.786cm" chart:style-name="ch6">
              <text:p>processes</text:p>
            </chart:title>
            <chart:categories table:cell-range-address="'workload 1'.B18:'workload 1'.E18"/>
          </chart:axis>
          <chart:axis chart:dimension="y" chart:name="primary-y" chart:style-name="ch7">
            <chart:title svg:x="0.133cm" svg:y="3.299cm" chart:style-name="ch8">
              <text:p>ticks</text:p>
            </chart:title>
            <chart:grid chart:style-name="ch9" chart:class="major"/>
          </chart:axis>
          <chart:series chart:style-name="ch10" chart:values-cell-range-address="'workload 1'.B19:'workload 1'.E19" chart:label-cell-address="'workload 1'.A19:'workload 1'.A19" chart:class="chart:bar">
            <chart:data-point chart:repeated="4"/>
          </chart:series>
          <chart:series chart:style-name="ch11" chart:values-cell-range-address="'workload 1'.B20:'workload 1'.E20" chart:label-cell-address="'workload 1'.A20:'workload 1'.A20" chart:class="chart:bar">
            <chart:data-point chart:repeated="4"/>
          </chart:series>
          <chart:series chart:style-name="ch12" chart:values-cell-range-address="'workload 1'.B21:'workload 1'.E21" chart:label-cell-address="'workload 1'.A21:'workload 1'.A21" chart:class="chart:bar">
            <chart:data-point chart:repeated="4"/>
          </chart:series>
          <chart:series chart:style-name="ch13" chart:values-cell-range-address="'workload 1'.B22:'workload 1'.E22" chart:label-cell-address="'workload 1'.A22:'workload 1'.A22" chart:class="chart:bar">
            <chart:data-point chart:repeated="4"/>
          </chart:series>
          <chart:series chart:style-name="ch14" chart:values-cell-range-address="'workload 1'.B23:'workload 1'.E23" chart:label-cell-address="'workload 1'.A23:'workload 1'.A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1'.B18:'workload 1'.E18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1'.A19:'workload 1'.A19</svg:desc>
                </draw:g>
              </table:table-cell>
              <table:table-cell office:value-type="float" office:value="0">
                <text:p>0</text:p>
                <draw:g>
                  <svg:desc>'workload 1'.B19:'workload 1'.E19</svg:desc>
                </draw:g>
              </table:table-cell>
              <table:table-cell office:value-type="float" office:value="168">
                <text:p>168</text:p>
              </table:table-cell>
              <table:table-cell office:value-type="float" office:value="332">
                <text:p>332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user</text:p>
                <draw:g>
                  <svg:desc>'workload 1'.A20:'workload 1'.A20</svg:desc>
                </draw:g>
              </table:table-cell>
              <table:table-cell office:value-type="float" office:value="0">
                <text:p>0</text:p>
                <draw:g>
                  <svg:desc>'workload 1'.B20:'workload 1'.E20</svg:desc>
                </draw:g>
              </table:table-cell>
              <table:table-cell office:value-type="float" office:value="166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blocked</text:p>
                <draw:g>
                  <svg:desc>'workload 1'.A21:'workload 1'.A21</svg:desc>
                </draw:g>
              </table:table-cell>
              <table:table-cell office:value-type="float" office:value="0">
                <text:p>0</text:p>
                <draw:g>
                  <svg:desc>'workload 1'.B21:'workload 1'.E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ready</text:p>
                <draw:g>
                  <svg:desc>'workload 1'.A22:'workload 1'.A22</svg:desc>
                </draw:g>
              </table:table-cell>
              <table:table-cell office:value-type="float" office:value="0">
                <text:p>0</text:p>
                <draw:g>
                  <svg:desc>'workload 1'.B22:'workload 1'.E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67">
                <text:p>16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system</text:p>
                <draw:g>
                  <svg:desc>'workload 1'.A23:'workload 1'.A23</svg:desc>
                </draw:g>
              </table:table-cell>
              <table:table-cell office:value-type="float" office:value="0">
                <text:p>0</text:p>
                <draw:g>
                  <svg:desc>'workload 1'.B23:'workload 1'.E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6.31cm" svg:height="7.621cm" xlink:href=".." xlink:type="simple" chart:class="chart:bar" chart:style-name="ch1">
        <chart:title svg:x="5.95cm" svg:y="0.275cm" chart:style-name="ch2">
          <text:p>round robin</text:p>
        </chart:title>
        <chart:legend svg:x="13.65cm" svg:y="2.964cm" style:legend-expansion="custom" chartooo:width="1.763cm" chartooo:height="3.492cm" style:legend-expansion-aspect-ratio="0.504868270332188" chart:style-name="ch3"/>
        <chart:plot-area chart:style-name="ch4" table:cell-range-address="'workload 2'.A2:'workload 2'.E7" chart:data-source-has-labels="both" svg:x="1.218cm" svg:y="1.239cm" svg:width="11.914cm" svg:height="5.677cm">
          <chartooo:coordinate-region svg:x="2.316cm" svg:y="1.439cm" svg:width="10.816cm" svg:height="4.98cm"/>
          <chart:axis chart:dimension="x" chart:name="primary-x" chart:style-name="ch5" chartooo:axis-type="auto">
            <chartooo:date-scale/>
            <chart:title svg:x="6.724cm" svg:y="6.786cm" chart:style-name="ch6">
              <text:p>processes</text:p>
            </chart:title>
            <chart:categories table:cell-range-address="'workload 2'.B2:'workload 2'.E2"/>
          </chart:axis>
          <chart:axis chart:dimension="y" chart:name="primary-y" chart:style-name="ch7">
            <chart:title svg:x="0.133cm" svg:y="3.228cm" chart:style-name="ch8">
              <text:p>ticiks</text:p>
            </chart:title>
            <chart:grid chart:style-name="ch9" chart:class="major"/>
          </chart:axis>
          <chart:series chart:style-name="ch10" chart:values-cell-range-address="'workload 2'.B3:'workload 2'.E3" chart:label-cell-address="'workload 2'.A3:'workload 2'.A3" chart:class="chart:bar">
            <chart:data-point chart:repeated="4"/>
          </chart:series>
          <chart:series chart:style-name="ch11" chart:values-cell-range-address="'workload 2'.B4:'workload 2'.E4" chart:label-cell-address="'workload 2'.A4:'workload 2'.A4" chart:class="chart:bar">
            <chart:data-point chart:repeated="4"/>
          </chart:series>
          <chart:series chart:style-name="ch12" chart:values-cell-range-address="'workload 2'.B5:'workload 2'.E5" chart:label-cell-address="'workload 2'.A5:'workload 2'.A5" chart:class="chart:bar">
            <chart:data-point chart:repeated="4"/>
          </chart:series>
          <chart:series chart:style-name="ch13" chart:values-cell-range-address="'workload 2'.B6:'workload 2'.E6" chart:label-cell-address="'workload 2'.A6:'workload 2'.A6" chart:class="chart:bar">
            <chart:data-point chart:repeated="4"/>
          </chart:series>
          <chart:series chart:style-name="ch14" chart:values-cell-range-address="'workload 2'.B7:'workload 2'.E7" chart:label-cell-address="'workload 2'.A7:'workload 2'.A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2'.B2:'workload 2'.E2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2'.A3:'workload 2'.A3</svg:desc>
                </draw:g>
              </table:table-cell>
              <table:table-cell office:value-type="float" office:value="2322">
                <text:p>2322</text:p>
                <draw:g>
                  <svg:desc>'workload 2'.B3:'workload 2'.E3</svg:desc>
                </draw:g>
              </table:table-cell>
              <table:table-cell office:value-type="float" office:value="1110">
                <text:p>1110</text:p>
              </table:table-cell>
              <table:table-cell office:value-type="float" office:value="1210">
                <text:p>121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user</text:p>
                <draw:g>
                  <svg:desc>'workload 2'.A4:'workload 2'.A4</svg:desc>
                </draw:g>
              </table:table-cell>
              <table:table-cell office:value-type="float" office:value="2318">
                <text:p>2318</text:p>
                <draw:g>
                  <svg:desc>'workload 2'.B4:'workload 2'.E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  <draw:g>
                  <svg:desc>'workload 2'.A5:'workload 2'.A5</svg:desc>
                </draw:g>
              </table:table-cell>
              <table:table-cell office:value-type="float" office:value="0">
                <text:p>0</text:p>
                <draw:g>
                  <svg:desc>'workload 2'.B5:'workload 2'.E5</svg:desc>
                </draw:g>
              </table:table-cell>
              <table:table-cell office:value-type="float" office:value="1108">
                <text:p>1108</text:p>
              </table:table-cell>
              <table:table-cell office:value-type="float" office:value="1209">
                <text:p>1209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ready</text:p>
                <draw:g>
                  <svg:desc>'workload 2'.A6:'workload 2'.A6</svg:desc>
                </draw:g>
              </table:table-cell>
              <table:table-cell office:value-type="float" office:value="4">
                <text:p>4</text:p>
                <draw:g>
                  <svg:desc>'workload 2'.B6:'workload 2'.E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</text:p>
                <draw:g>
                  <svg:desc>'workload 2'.A7:'workload 2'.A7</svg:desc>
                </draw:g>
              </table:table-cell>
              <table:table-cell office:value-type="float" office:value="0">
                <text:p>0</text:p>
                <draw:g>
                  <svg:desc>'workload 2'.B7:'workload 2'.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6.31cm" svg:height="7.622cm" xlink:href=".." xlink:type="simple" chart:class="chart:bar" chart:style-name="ch1">
        <chart:title svg:x="7.362cm" svg:y="0.275cm" chart:style-name="ch2">
          <text:p>fcfs</text:p>
        </chart:title>
        <chart:legend svg:x="13.65cm" svg:y="2.965cm" style:legend-expansion="custom" chartooo:width="1.763cm" chartooo:height="3.492cm" style:legend-expansion-aspect-ratio="0.504868270332188" chart:style-name="ch3"/>
        <chart:plot-area chart:style-name="ch4" table:cell-range-address="'workload 2'.A18:'workload 2'.E23" chart:data-source-has-labels="both" svg:x="1.262cm" svg:y="1.239cm" svg:width="11.87cm" svg:height="5.678cm">
          <chartooo:coordinate-region svg:x="2.36cm" svg:y="1.439cm" svg:width="10.772cm" svg:height="4.981cm"/>
          <chart:axis chart:dimension="x" chart:name="primary-x" chart:style-name="ch5" chartooo:axis-type="auto">
            <chartooo:date-scale/>
            <chart:title svg:x="6.632cm" svg:y="6.786cm" chart:style-name="ch6">
              <text:p>processes</text:p>
            </chart:title>
            <chart:categories table:cell-range-address="'workload 2'.B18:'workload 2'.E18"/>
          </chart:axis>
          <chart:axis chart:dimension="y" chart:name="primary-y" chart:style-name="ch7">
            <chart:title svg:x="0.133cm" svg:y="3.299cm" chart:style-name="ch8">
              <text:p>ticks</text:p>
            </chart:title>
            <chart:grid chart:style-name="ch9" chart:class="major"/>
          </chart:axis>
          <chart:series chart:style-name="ch10" chart:values-cell-range-address="'workload 2'.B19:'workload 2'.E19" chart:label-cell-address="'workload 2'.A19:'workload 2'.A19" chart:class="chart:bar">
            <chart:data-point chart:repeated="4"/>
          </chart:series>
          <chart:series chart:style-name="ch11" chart:values-cell-range-address="'workload 2'.B20:'workload 2'.E20" chart:label-cell-address="'workload 2'.A20:'workload 2'.A20" chart:class="chart:bar">
            <chart:data-point chart:repeated="4"/>
          </chart:series>
          <chart:series chart:style-name="ch12" chart:values-cell-range-address="'workload 2'.B21:'workload 2'.E21" chart:label-cell-address="'workload 2'.A21:'workload 2'.A21" chart:class="chart:bar">
            <chart:data-point chart:repeated="4"/>
          </chart:series>
          <chart:series chart:style-name="ch13" chart:values-cell-range-address="'workload 2'.B22:'workload 2'.E22" chart:label-cell-address="'workload 2'.A22:'workload 2'.A22" chart:class="chart:bar">
            <chart:data-point chart:repeated="4"/>
          </chart:series>
          <chart:series chart:style-name="ch14" chart:values-cell-range-address="'workload 2'.B23:'workload 2'.E23" chart:label-cell-address="'workload 2'.A23:'workload 2'.A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2'.B18:'workload 2'.E18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2'.A19:'workload 2'.A19</svg:desc>
                </draw:g>
              </table:table-cell>
              <table:table-cell office:value-type="float" office:value="2322">
                <text:p>2322</text:p>
                <draw:g>
                  <svg:desc>'workload 2'.B19:'workload 2'.E19</svg:desc>
                </draw:g>
              </table:table-cell>
              <table:table-cell office:value-type="float" office:value="1110">
                <text:p>1110</text:p>
              </table:table-cell>
              <table:table-cell office:value-type="float" office:value="1210">
                <text:p>1210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user</text:p>
                <draw:g>
                  <svg:desc>'workload 2'.A20:'workload 2'.A20</svg:desc>
                </draw:g>
              </table:table-cell>
              <table:table-cell office:value-type="float" office:value="2318">
                <text:p>2318</text:p>
                <draw:g>
                  <svg:desc>'workload 2'.B20:'workload 2'.E2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locked</text:p>
                <draw:g>
                  <svg:desc>'workload 2'.A21:'workload 2'.A21</svg:desc>
                </draw:g>
              </table:table-cell>
              <table:table-cell office:value-type="float" office:value="0">
                <text:p>0</text:p>
                <draw:g>
                  <svg:desc>'workload 2'.B21:'workload 2'.E21</svg:desc>
                </draw:g>
              </table:table-cell>
              <table:table-cell office:value-type="float" office:value="1108">
                <text:p>1108</text:p>
              </table:table-cell>
              <table:table-cell office:value-type="float" office:value="1209">
                <text:p>1209</text:p>
              </table:table-cell>
              <table:table-cell office:value-type="float" office:value="1310">
                <text:p>1310</text:p>
              </table:table-cell>
            </table:table-row>
            <table:table-row>
              <table:table-cell office:value-type="string">
                <text:p>ready</text:p>
                <draw:g>
                  <svg:desc>'workload 2'.A22:'workload 2'.A22</svg:desc>
                </draw:g>
              </table:table-cell>
              <table:table-cell office:value-type="float" office:value="4">
                <text:p>4</text:p>
                <draw:g>
                  <svg:desc>'workload 2'.B22:'workload 2'.E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ystem</text:p>
                <draw:g>
                  <svg:desc>'workload 2'.A23:'workload 2'.A23</svg:desc>
                </draw:g>
              </table:table-cell>
              <table:table-cell office:value-type="float" office:value="0">
                <text:p>0</text:p>
                <draw:g>
                  <svg:desc>'workload 2'.B23:'workload 2'.E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6.31cm" svg:height="7.621cm" xlink:href=".." xlink:type="simple" chart:class="chart:bar" chart:style-name="ch1">
        <chart:title svg:x="5.95cm" svg:y="0.275cm" chart:style-name="ch2">
          <text:p>round robin</text:p>
        </chart:title>
        <chart:legend svg:x="13.65cm" svg:y="2.964cm" style:legend-expansion="custom" chartooo:width="1.763cm" chartooo:height="3.492cm" style:legend-expansion-aspect-ratio="0.504868270332188" chart:style-name="ch3"/>
        <chart:plot-area chart:style-name="ch4" table:cell-range-address="'workload 3'.A2:'workload 3'.E7" chart:data-source-has-labels="both" svg:x="1.262cm" svg:y="1.239cm" svg:width="11.87cm" svg:height="5.677cm">
          <chartooo:coordinate-region svg:x="2.36cm" svg:y="1.439cm" svg:width="10.772cm" svg:height="4.98cm"/>
          <chart:axis chart:dimension="x" chart:name="primary-x" chart:style-name="ch5" chartooo:axis-type="auto">
            <chartooo:date-scale/>
            <chart:title svg:x="6.632cm" svg:y="6.786cm" chart:style-name="ch6">
              <text:p>processes</text:p>
            </chart:title>
            <chart:categories table:cell-range-address="'workload 3'.B2:'workload 3'.E2"/>
          </chart:axis>
          <chart:axis chart:dimension="y" chart:name="primary-y" chart:style-name="ch7">
            <chart:title svg:x="0.133cm" svg:y="3.228cm" chart:style-name="ch8">
              <text:p>ticiks</text:p>
            </chart:title>
            <chart:grid chart:style-name="ch9" chart:class="major"/>
          </chart:axis>
          <chart:series chart:style-name="ch10" chart:values-cell-range-address="'workload 3'.B3:'workload 3'.E3" chart:label-cell-address="'workload 3'.A3:'workload 3'.A3" chart:class="chart:bar">
            <chart:data-point chart:repeated="4"/>
          </chart:series>
          <chart:series chart:style-name="ch11" chart:values-cell-range-address="'workload 3'.B4:'workload 3'.E4" chart:label-cell-address="'workload 3'.A4:'workload 3'.A4" chart:class="chart:bar">
            <chart:data-point chart:repeated="4"/>
          </chart:series>
          <chart:series chart:style-name="ch12" chart:values-cell-range-address="'workload 3'.B5:'workload 3'.E5" chart:label-cell-address="'workload 3'.A5:'workload 3'.A5" chart:class="chart:bar">
            <chart:data-point chart:repeated="4"/>
          </chart:series>
          <chart:series chart:style-name="ch13" chart:values-cell-range-address="'workload 3'.B6:'workload 3'.E6" chart:label-cell-address="'workload 3'.A6:'workload 3'.A6" chart:class="chart:bar">
            <chart:data-point chart:repeated="4"/>
          </chart:series>
          <chart:series chart:style-name="ch14" chart:values-cell-range-address="'workload 3'.B7:'workload 3'.E7" chart:label-cell-address="'workload 3'.A7:'workload 3'.A7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3'.B2:'workload 3'.E2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3'.A3:'workload 3'.A3</svg:desc>
                </draw:g>
              </table:table-cell>
              <table:table-cell office:value-type="float" office:value="3090">
                <text:p>3090</text:p>
                <draw:g>
                  <svg:desc>'workload 3'.B3:'workload 3'.E3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39">
                <text:p>2039</text:p>
              </table:table-cell>
              <table:table-cell office:value-type="float" office:value="3045">
                <text:p>3045</text:p>
              </table:table-cell>
            </table:table-row>
            <table:table-row>
              <table:table-cell office:value-type="string">
                <text:p>user</text:p>
                <draw:g>
                  <svg:desc>'workload 3'.A4:'workload 3'.A4</svg:desc>
                </draw:g>
              </table:table-cell>
              <table:table-cell office:value-type="float" office:value="3061">
                <text:p>3061</text:p>
                <draw:g>
                  <svg:desc>'workload 3'.B4:'workload 3'.E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locked</text:p>
                <draw:g>
                  <svg:desc>'workload 3'.A5:'workload 3'.A5</svg:desc>
                </draw:g>
              </table:table-cell>
              <table:table-cell office:value-type="float" office:value="0">
                <text:p>0</text:p>
                <draw:g>
                  <svg:desc>'workload 3'.B5:'workload 3'.E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017">
                <text:p>2017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ready</text:p>
                <draw:g>
                  <svg:desc>'workload 3'.A6:'workload 3'.A6</svg:desc>
                </draw:g>
              </table:table-cell>
              <table:table-cell office:value-type="float" office:value="27">
                <text:p>27</text:p>
                <draw:g>
                  <svg:desc>'workload 3'.B6:'workload 3'.E6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system</text:p>
                <draw:g>
                  <svg:desc>'workload 3'.A7:'workload 3'.A7</svg:desc>
                </draw:g>
              </table:table-cell>
              <table:table-cell office:value-type="float" office:value="2">
                <text:p>2</text:p>
                <draw:g>
                  <svg:desc>'workload 3'.B7:'workload 3'.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style:rotation-angle="0"/>
      <style:graphic-properties draw:fill-color="#000000"/>
      <style:text-properties fo:color="#000000" fo:font-family="Calibri" fo:font-size="18pt" fo:font-weight="bold" style:font-size-asian="18pt" style:font-weight-asian="bold" style:font-family-complex="Calibri" style:font-size-complex="18pt" style:font-weight-complex="bold"/>
    </style:style>
    <style:style style:name="ch3" style:family="chart">
      <style:graphic-properties draw:stroke="none" draw:fill="none" draw:fill-color="#000000"/>
      <style:text-properties fo:color="#000000" fo:font-family="Calibri" fo:font-size="10pt" style:font-size-asian="10pt" style:font-family-complex="Calibri" style:font-size-complex="10pt"/>
    </style:style>
    <style:style style:name="ch4" style:family="chart">
      <style:chart-properties chart:include-hidden-cells="false" chart:treat-empty-cells="leave-gap" chart:series-source="rows"/>
    </style:style>
    <style:style style:name="ch5" style:family="chart" style:data-style-name="N0">
      <style:chart-properties chart:display-label="true" chart:tick-marks-major-inner="false" chart:tick-marks-major-outer="false" chart:logarithmic="false" chart:text-overlap="true" chart:reverse-direction="false" text:line-break="true" loext:try-staggering-first="false" chart:label-arrangement="side-by-side" chart:link-data-style-to-source="true" chart:axis-position="0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6" style:family="chart">
      <style:chart-properties style:rotation-angle="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7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color="#808080"/>
      <style:text-properties fo:color="#000000" fo:font-family="Calibri" fo:font-size="10pt" style:font-size-asian="10pt" style:font-family-complex="Calibri" style:font-size-complex="10pt"/>
    </style:style>
    <style:style style:name="ch8" style:family="chart">
      <style:chart-properties style:rotation-angle="90"/>
      <style:graphic-properties draw:fill-color="#000000"/>
      <style:text-properties fo:color="#000000" fo:font-family="Calibri" fo:font-size="10pt" fo:font-weight="bold" style:font-size-asian="10pt" style:font-weight-asian="bold" style:font-family-complex="Calibri" style:font-size-complex="10pt" style:font-weight-complex="bold"/>
    </style:style>
    <style:style style:name="ch9" style:family="chart">
      <style:graphic-properties svg:stroke-color="#808080"/>
    </style:style>
    <style:style style:name="ch10" style:family="chart" style:data-style-name="N0">
      <style:chart-properties chart:link-data-style-to-source="true"/>
      <style:graphic-properties draw:stroke="none" draw:fill="gradient" draw:fill-gradient-name="Excel_20_gradient_20_1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="gradient" draw:fill-gradient-name="Excel_20_gradient_20_2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="gradient" draw:fill-gradient-name="Excel_20_gradient_20_3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="gradient" draw:fill-gradient-name="Excel_20_gradient_20_4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="gradient" draw:fill-gradient-name="Excel_20_gradient_20_5"/>
      <style:text-properties fo:font-size="10pt" style:font-size-asian="10pt" style:font-size-complex="10pt"/>
    </style:style>
    <style:style style:name="ch15" style:family="chart">
      <style:graphic-properties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16.31cm" svg:height="7.622cm" xlink:href=".." xlink:type="simple" chart:class="chart:bar" chart:style-name="ch1">
        <chart:title svg:x="7.362cm" svg:y="0.275cm" chart:style-name="ch2">
          <text:p>fcfs</text:p>
        </chart:title>
        <chart:legend svg:x="13.65cm" svg:y="2.965cm" style:legend-expansion="custom" chartooo:width="1.763cm" chartooo:height="3.492cm" style:legend-expansion-aspect-ratio="0.504868270332188" chart:style-name="ch3"/>
        <chart:plot-area chart:style-name="ch4" table:cell-range-address="'workload 3'.A18:'workload 3'.E23" chart:data-source-has-labels="both" svg:x="1.262cm" svg:y="1.239cm" svg:width="11.87cm" svg:height="5.678cm">
          <chartooo:coordinate-region svg:x="2.36cm" svg:y="1.439cm" svg:width="10.772cm" svg:height="4.981cm"/>
          <chart:axis chart:dimension="x" chart:name="primary-x" chart:style-name="ch5" chartooo:axis-type="auto">
            <chartooo:date-scale/>
            <chart:title svg:x="6.632cm" svg:y="6.786cm" chart:style-name="ch6">
              <text:p>processes</text:p>
            </chart:title>
            <chart:categories table:cell-range-address="'workload 3'.B18:'workload 3'.E18"/>
          </chart:axis>
          <chart:axis chart:dimension="y" chart:name="primary-y" chart:style-name="ch7">
            <chart:title svg:x="0.133cm" svg:y="3.299cm" chart:style-name="ch8">
              <text:p>ticks</text:p>
            </chart:title>
            <chart:grid chart:style-name="ch9" chart:class="major"/>
          </chart:axis>
          <chart:series chart:style-name="ch10" chart:values-cell-range-address="'workload 3'.B19:'workload 3'.E19" chart:label-cell-address="'workload 3'.A19:'workload 3'.A19" chart:class="chart:bar">
            <chart:data-point chart:repeated="4"/>
          </chart:series>
          <chart:series chart:style-name="ch11" chart:values-cell-range-address="'workload 3'.B20:'workload 3'.E20" chart:label-cell-address="'workload 3'.A20:'workload 3'.A20" chart:class="chart:bar">
            <chart:data-point chart:repeated="4"/>
          </chart:series>
          <chart:series chart:style-name="ch12" chart:values-cell-range-address="'workload 3'.B21:'workload 3'.E21" chart:label-cell-address="'workload 3'.A21:'workload 3'.A21" chart:class="chart:bar">
            <chart:data-point chart:repeated="4"/>
          </chart:series>
          <chart:series chart:style-name="ch13" chart:values-cell-range-address="'workload 3'.B22:'workload 3'.E22" chart:label-cell-address="'workload 3'.A22:'workload 3'.A22" chart:class="chart:bar">
            <chart:data-point chart:repeated="4"/>
          </chart:series>
          <chart:series chart:style-name="ch14" chart:values-cell-range-address="'workload 3'.B23:'workload 3'.E23" chart:label-cell-address="'workload 3'.A23:'workload 3'.A23" chart:class="chart:bar"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dle</text:p>
                <draw:g>
                  <svg:desc>'workload 3'.B18:'workload 3'.E18</svg:desc>
                </draw:g>
              </table:table-cell>
              <table:table-cell office:value-type="string">
                <text:p>proc1</text:p>
              </table:table-cell>
              <table:table-cell office:value-type="string">
                <text:p>proc2</text:p>
              </table:table-cell>
              <table:table-cell office:value-type="string">
                <text:p>proc3</text:p>
              </table:table-cell>
            </table:table-row>
          </table:table-header-rows>
          <table:table-rows>
            <table:table-row>
              <table:table-cell office:value-type="string">
                <text:p>total</text:p>
                <draw:g>
                  <svg:desc>'workload 3'.A19:'workload 3'.A19</svg:desc>
                </draw:g>
              </table:table-cell>
              <table:table-cell office:value-type="float" office:value="3088">
                <text:p>3088</text:p>
                <draw:g>
                  <svg:desc>'workload 3'.B19:'workload 3'.E19</svg:desc>
                </draw:g>
              </table:table-cell>
              <table:table-cell office:value-type="float" office:value="20">
                <text:p>20</text:p>
              </table:table-cell>
              <table:table-cell office:value-type="float" office:value="2037">
                <text:p>2037</text:p>
              </table:table-cell>
              <table:table-cell office:value-type="float" office:value="3043">
                <text:p>3043</text:p>
              </table:table-cell>
            </table:table-row>
            <table:table-row>
              <table:table-cell office:value-type="string">
                <text:p>user</text:p>
                <draw:g>
                  <svg:desc>'workload 3'.A20:'workload 3'.A20</svg:desc>
                </draw:g>
              </table:table-cell>
              <table:table-cell office:value-type="float" office:value="3059">
                <text:p>3059</text:p>
                <draw:g>
                  <svg:desc>'workload 3'.B20:'workload 3'.E20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blocked</text:p>
                <draw:g>
                  <svg:desc>'workload 3'.A21:'workload 3'.A21</svg:desc>
                </draw:g>
              </table:table-cell>
              <table:table-cell office:value-type="float" office:value="0">
                <text:p>0</text:p>
                <draw:g>
                  <svg:desc>'workload 3'.B21:'workload 3'.E2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2017">
                <text:p>2017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ready</text:p>
                <draw:g>
                  <svg:desc>'workload 3'.A22:'workload 3'.A22</svg:desc>
                </draw:g>
              </table:table-cell>
              <table:table-cell office:value-type="float" office:value="27">
                <text:p>27</text:p>
                <draw:g>
                  <svg:desc>'workload 3'.B22:'workload 3'.E2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system</text:p>
                <draw:g>
                  <svg:desc>'workload 3'.A23:'workload 3'.A23</svg:desc>
                </draw:g>
              </table:table-cell>
              <table:table-cell office:value-type="float" office:value="2">
                <text:p>2</text:p>
                <draw:g>
                  <svg:desc>'workload 3'.B23:'workload 3'.E2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Excel_20_gradient_20_1" draw:display-name="Excel gradient 1" draw:style="linear" draw:start-color="#9bc1ff" draw:end-color="#3f80cd" draw:start-intensity="100%" draw:end-intensity="100%" draw:angle="0" draw:border="0%"/>
    <draw:gradient draw:name="Excel_20_gradient_20_2" draw:display-name="Excel gradient 2" draw:style="linear" draw:start-color="#ff9a99" draw:end-color="#d1403c" draw:start-intensity="100%" draw:end-intensity="100%" draw:angle="0" draw:border="0%"/>
    <draw:gradient draw:name="Excel_20_gradient_20_3" draw:display-name="Excel gradient 3" draw:style="linear" draw:start-color="#dcffa0" draw:end-color="#a0ca4a" draw:start-intensity="100%" draw:end-intensity="100%" draw:angle="0" draw:border="0%"/>
    <draw:gradient draw:name="Excel_20_gradient_20_4" draw:display-name="Excel gradient 4" draw:style="linear" draw:start-color="#c8b0ed" draw:end-color="#7f5bab" draw:start-intensity="100%" draw:end-intensity="100%" draw:angle="0" draw:border="0%"/>
    <draw:gradient draw:name="Excel_20_gradient_20_5" draw:display-name="Excel gradient 5" draw:style="linear" draw:start-color="#95eeff" draw:end-color="#39b7d8" draw:start-intensity="100%" draw:end-intensity="100%" draw:angle="0" draw:border="0%"/>
  </office:styles>
</office:document-styles>
</file>